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software-engineer-with-expertise-in-java-python-and-ml-feb-2017-present"/>Software Engineer with Expertise in Java, Python, and ML (Feb 2017 — present)<text:bookmark-end text:name="software-engineer-with-expertise-in-java-python-and-ml-feb-2017-present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1">
        <text:list-item>
          <text:p text:style-name="P1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1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1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1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1">Developed a standalone service for domain attribution, enabling efficient domain and application bundle targeting (achieving 100k/sec QPS using gRPC and REST).</text:p>
        </text:list-item>
        <text:list-item>
          <text:p text:style-name="P1">Developed a client-side balancing library using the JSQ algorithm and circuit-breakers, significantly reducing client-server communication latency from p95=6ms to p95=1ms.</text:p>
        </text:list-item>
        <text:list-item>
          <text:p text:style-name="P1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1">Developed a dockerized test infrastructure for custom configuration of Redis and Cassandra, similar to TestContainers, which facilitated the execution of integration tests.</text:p>
        </text:list-item>
        <text:list-item>
          <text:p text:style-name="P1">Developed a hierarchy of docker images for ~20 projects written in Python, Java, and Jupyter, significantly reducing the time required to create new projects.</text:p>
        </text:list-item>
        <text:list-item>
          <text:p text:style-name="P1">Developed an audience builder for 15 audiences, enabling our client to target very specific audiences with focus either on volume or accuracy (using Luigi, Hive, and ETL).</text:p>
        </text:list-item>
        <text:list-item>
          <text:p text:style-name="P1">Successfully resolved 2-3 support issues daily as part of a periodical 3rd-line technical on-call support rotation.</text:p>
        </text:list-item>
        <text:list-item>
          <text:p text:style-name="P1">Implemented several dozen RTB changes in the application stack, including improvements, new features, deployments, fixes, and monitoring (using Java, Netty, and Linux).</text:p>
        </text:list-item>
        <text:list-item>
          <text:p text:style-name="P1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1">Implemented 7 ETL pipelines in Python using Luigi, Docker, Hive, and Presto.</text:p>
        </text:list-item>
        <text:list-item>
          <text:p text:style-name="P1">Implemented 3 production classifiers (using machine learning, Java, JPMML, Python, Scikit-learn, and Jupyter) to provide solutions for video-completion rate targeting and look-alike audience targeting.</text:p>
        </text:list-item>
        <text:list-item>
          <text:p text:style-name="P1">Developed a model to predict the quality of NPI attribution, enabling clients to select the confidence level for HCP targeting.</text:p>
        </text:list-item>
        <text:list-item>
          <text:p text:style-name="P1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1">Developed a secure facade to access and process obfuscated clean-room data, providing a secure and efficient interface to private data (Python, Flask, Gunicorn, Google Cloud API).</text:p>
        </text:list-item>
        <text:list-item>
          <text:p text:style-name="P1">Implemented and delivered the gender prediction model (Python, Sklearn)</text:p>
        </text:list-item>
      </text:list>
      <text:h text:style-name="Heading_20_3" text:outline-level="3"><text:bookmark-start text:name="team-lead-data-science-and-engineering-team-apr-2020-present"/>Team Lead, Data Science and Engineering team (Apr 2020 — present)<text:bookmark-end text:name="team-lead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2">
        <text:list-item>
          <text:p text:style-name="P2">Successfully delivered 3 new internal services and 5 new ML models as a team leader.</text:p>
        </text:list-item>
        <text:list-item>
          <text:p text:style-name="P2">Successfully completed 20 quarterly plans with the team in research, development, and deployment.</text:p>
        </text:list-item>
        <text:list-item>
          <text:p text:style-name="P2">Successfully migrated DSE projects to the new data center.</text:p>
        </text:list-item>
        <text:list-item>
          <text:p text:style-name="P2">Provided interviewing, on-boarding, and mentoring for new team members.</text:p>
        </text:list-item>
        <text:list-item>
          <text:p text:style-name="P2">Successfully coordinated and communicated with other teams and team leaders on numerous projects.</text:p>
        </text:list-item>
        <text:list-item>
          <text:p text:style-name="P2">Successfully maintained an iterative Agile framework, including scrum, retrospectives, and prioritization of tasks.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5">
        <text:list-item>
          <text:p text:style-name="P5">Architecture and implementation of social network for poker players</text:p>
        </text:list-item>
        <text:list-item>
          <text:p text:style-name="P5">Coding</text:p>
        </text:list-item>
        <text:list-item>
          <text:p text:style-name="P5">Database design and administration (MySQL)</text:p>
        </text:list-item>
        <text:list-item>
          <text:p text:style-name="P5">Transparent integration with payment system moneta.ru</text:p>
        </text:list-item>
        <text:list-item>
          <text:p text:style-name="P5">Integration with poker rooms (statistics, promo links)</text:p>
        </text:list-item>
        <text:list-item>
          <text:p text:style-name="P5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6">
        <text:list-item>
          <text:p text:style-name="P6">Database schema design and implementation</text:p>
        </text:list-item>
        <text:list-item>
          <text:p text:style-name="P6">Stored procedures implementation and meta-data management</text:p>
        </text:list-item>
        <text:list-item>
          <text:p text:style-name="P6">DAO layer implementation</text:p>
        </text:list-item>
        <text:list-item>
          <text:p text:style-name="P6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7">
        <text:list-item>
          <text:p text:style-name="P7">Desktop software for chemical industry working with hardware devices</text:p>
        </text:list-item>
        <text:list-item>
          <text:p text:style-name="P7">Digital electronic systems on i8051 architecture (schemes, printboards, software)</text:p>
        </text:list-item>
        <text:list-item>
          <text:p text:style-name="P7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2" text:outline-level="2"><text:bookmark-start text:name="mari-state-university-2002-2003"/>Mari State University (2002 — 2003)<text:bookmark-end text:name="mari-state-university-2002-2003"/></text:h>
      <text:p text:style-name="First_20_paragraph">Yoshkar-Ola, Russia, «Anti-Crisis Management», Anti-Crisis Manager</text:p>
      <text:h text:style-name="Heading_20_2" text:outline-level="2"><text:bookmark-start text:name="additional"/>Additional<text:bookmark-end text:name="additional"/></text:h>
      <text:list text:style-name="L8">
        <text:list-item>
          <text:p text:style-name="P8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8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8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8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8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8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8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8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8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8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1-05T16:25:15Z</meta:creation-date>
    <dc:date>2025-01-05T16:25:15Z</dc:date>
    <meta:user-defined meta:name="pagetitle" meta:value-type="string">Nick Mazurkin – cv</meta:user-defined>
  </office:meta>
</office:document-meta>
</file>